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BFBFBF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#FF0000"/>
      <style:text-properties fo:color="#FFFFFF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style:vertical-align="automatic" fo:wrap-option="wrap" fo:background-color="#70AD47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fo:background-color="#ED7D31"/>
    </style:style>
    <style:style style:name="ce11" style:family="table-cell" style:parent-style-name="Default" style:data-style-name="N36">
      <style:table-cell-properties fo:background-color="transparent"/>
    </style:style>
    <style:style style:name="ce12" style:family="table-cell" style:parent-style-name="Default" style:data-style-name="N0">
      <style:table-cell-properties fo:background-color="#FF0000"/>
    </style:style>
    <style:style style:name="ce1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2.3401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3.21733333333333cm"/>
    </style:style>
    <style:style style:name="co5" style:family="table-column">
      <style:table-column-properties fo:break-before="auto" style:column-width="12.6788333333333cm" style:use-optimal-column-width="true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3">
            <text:p>Sim23 = 24/71 = 0.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im13 = 21/86 = 0.24</text:p>
          </table:table-cell>
          <table:table-cell table:number-columns-repeated="58" table:style-name="ce2"/>
          <table:table-cell table:number-columns-repeated="1632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s12 = 0.6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23 = 0.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13 = 0.33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ybrid12 = 0.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ybrid is taking the NE from titles and count from text, then do jaccard for bags</text:p>
          </table:table-cell>
          <table:table-cell office:value-type="string" table:style-name="ce1">
            <text:p>Hybrid23 = 0.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ybrid13 = 0.2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Sim12 = 34/97 = 0.35</text:p>
          </table:table-cell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2">
            <text:p>Sim12 = 1/37 = 0.03 FN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Sim23 = 2/18 = 0.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Titles12 = 0 F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s23 = 0.33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Sim = 21/98 = 0.21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Hybrid12 = 0 F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brid23 = 0.11</text:p>
          </table:table-cell>
          <table:table-cell table:style-name="ce1"/>
          <table:table-cell office:value-type="string" table:style-name="ce1">
            <text:p>Titles = 1.0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Hybrid = 0.4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im13 = 5/43 = 0.1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s13 = 0.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brid13 = 0.2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im12 = 3/24 = 0.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im13 = 15/59 = 0.2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itles12 = 0.3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13 = 0.67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Sim23 = 2/43 = 0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brid12 = 0.14</text:p>
          </table:table-cell>
          <table:table-cell table:style-name="ce1"/>
          <table:table-cell office:value-type="string" table:style-name="ce5">
            <text:p>Titles23 = 0 F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brid13 = 0.33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Hybrid23 = 0 FN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Sim = 16/72 = 0.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m13 = 35/127 = 0.28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5">
            <text:p>Titles = 0 F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13 = 1.0</text:p>
          </table:table-cell>
          <table:table-cell office:value-type="string" table:style-name="ce13">
            <text:p>Hybrid = 0 FN Empty s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13 = 0.4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brid12 = 0.4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brid23 = 0.4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Sim12 = 36/117 = 0.3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tles12 = 0.6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hared23 = 3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">
            <text:p>Sim23 = 39/126 = 0.3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tles23 = 0.67</text:p>
          </table:table-cell>
          <table:table-cell table:style-name="ce1"/>
          <table:table-cell office:value-type="string" table:style-name="ce3">
            <text:p>sim =11 / 74 = 0.1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itles = 1.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Hybrid = 0.31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Sim = 10/74 = 0.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1.0</text:p>
          </table:table-cell>
          <table:table-cell office:value-type="string" table:style-name="ce3">
            <text:p>Sim = 8 / 79 = 0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ybrid = 0.4</text:p>
          </table:table-cell>
          <table:table-cell office:value-type="string" table:style-name="ce13">
            <text:p>Hybrid = 0 F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Titles = 0 F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Sim = 8 / 39 = 0.2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itles= 1.0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Hybrid = 0.45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Sim14 = 7 / 66 = 0.1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im24 = 7/65 = 0.1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3">
            <text:p>Sim 34 = 5/75 = 0.0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itles14 = 1.0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itles24 = 0.67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7">
            <text:p>Titles34 = 1.0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ybrid14 = 0.23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ybrid24 = 0.19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ybrid34 = 0.19</text:p>
          </table:table-cell>
          <table:table-cell table:number-columns-repeated="16381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3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 table:number-columns-repeated="5" table:style-name="ce9"/>
          <table:table-cell table:number-columns-repeated="16379"/>
        </table:table-row>
        <table:table-row table:style-name="ro1">
          <table:table-cell table:style-name="ce9"/>
          <table:table-cell office:value-type="string" table:style-name="ce9">
            <text:p>Different Stories Similarity</text:p>
          </table:table-cell>
          <table:table-cell table:number-columns-repeated="3" table:style-name="ce9"/>
          <table:table-cell table:number-columns-repeated="16379"/>
        </table:table-row>
        <table:table-row table:number-rows-repeated="3" table:style-name="ro1">
          <table:table-cell table:number-columns-repeated="5" table:style-name="ce9"/>
          <table:table-cell table:number-columns-repeated="16379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10">
            <text:p>The United States of Americ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US 1</text:p>
          </table:table-cell>
          <table:table-cell office:value-type="string" table:style-name="ce2">
            <text:p>Texas 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10">
            <text:p>US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mith Coun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X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Greg Abbott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Abbott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lla 1</text:p>
          </table:table-cell>
          <table:table-cell office:value-type="date" office:date-value="2021-01-01T00:00:00" table:style-name="ce11">
            <text:p>01/01/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Dan Patrick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Al Jazeer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Sim = 1/61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10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1 / 91 = 0.0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10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10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 / 102 = 0.01</text:p>
          </table:table-cell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10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10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uters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1">
            <text:p>Sim = 2 / 85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10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exas 1</text:p>
          </table:table-cell>
          <table:table-cell office:value-type="string" table:style-name="ce10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 United States 2</text:p>
          </table:table-cell>
          <table:table-cell office:value-type="string" table:style-name="ce10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10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date" office:date-value="2021-01-01T00:00:00" table:style-name="ce11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Sim = 3/51 = 0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 United States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10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10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nald Trump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thony Fauci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rump 2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nald J. Trump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auci 2</text:p>
          </table:table-cell>
          <table:table-cell office:value-type="string" table:style-name="ce10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10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10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 Centers for Disease Control and Prevention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BC News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10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merican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0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im = 11 / 81 = 0.14 one story is partial of the other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itles = 0.14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0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 United States 2</text:p>
          </table:table-cell>
          <table:table-cell office:value-type="string" table:style-name="ce10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10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nald Trump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rump 2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nald J. Trump 1</text:p>
          </table:table-cell>
          <table:table-cell office:value-type="string" table:style-name="ce10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mericans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6/92 = 0.07</text:p>
          </table:table-cell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0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Sudanese 1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3" table:style-name="ce1"/>
          <table:table-cell table:number-columns-repeated="16379" table:style-name="ce9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3" table:style-name="ce1"/>
          <table:table-cell table:number-columns-repeated="16379" table:style-name="ce9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3" table:style-name="ce1"/>
          <table:table-cell table:number-columns-repeated="16379" table:style-name="ce9"/>
        </table:table-row>
        <table:table-row table:number-rows-repeated="3" table:style-name="ro1">
          <table:table-cell table:number-columns-repeated="2" table:style-name="ce2"/>
          <table:table-cell table:number-columns-repeated="3" table:style-name="ce1"/>
          <table:table-cell table:number-columns-repeated="16379" table:style-name="ce9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10">
            <text:p>US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Californi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the United States 2</text:p>
          </table:table-cell>
          <table:table-cell office:value-type="string" table:style-name="ce2">
            <text:p>Georgi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Washingto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oe Biden 1</text:p>
          </table:table-cell>
          <table:table-cell office:value-type="string" table:style-name="ce10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nald Trump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10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rump 2</text:p>
          </table:table-cell>
          <table:table-cell office:value-type="string" table:style-name="ce10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iden 2</text:p>
          </table:table-cell>
          <table:table-cell office:value-type="string" table:style-name="ce10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nald J. Trum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7 / 75 = 0.09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5">
            <text:p>Titles = 0.25 FP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date" office:date-value="2021-01-01T00:00:00" table:style-name="ce11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10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l Jazeera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Sim = 1/49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K 4</text:p>
          </table:table-cell>
          <table:table-cell office:value-type="string" table:style-name="ce10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 United Kingdom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10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oris Johnson 3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ohnson 3</text:p>
          </table:table-cell>
          <table:table-cell office:value-type="string" table:style-name="ce10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10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BC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uter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ritish 2</text:p>
          </table:table-cell>
          <table:table-cell office:value-type="string" table:style-name="ce10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uropean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0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im = 12/79 = 0.15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one story is partial of the other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0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0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10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l Jazeera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/71 = 0.0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l Jazeera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10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10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uter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2/73 = 0.03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10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10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 United States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3</text:p>
          </table:table-cell>
          <table:table-cell office:value-type="date" office:date-value="2021-01-01T00:00:00" table:style-name="ce11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10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Sim = 3/76 = 0.0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l Jazeer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1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 United States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10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3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uters 3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10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59</text:p>
          </table:table-cell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5/106 = 0.05</text:p>
          </table:table-cell>
          <table:table-cell office:value-type="string" table:style-name="ce10">
            <text:p>Ame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3</text:p>
          </table:table-cell>
          <table:table-cell office:value-type="string" table:style-name="ce10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l Jazeera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1/98 = 0.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10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10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 3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Washington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10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10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l Jazeera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uters 3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6/100 =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date" office:date-value="2021-01-01T00:00:00" table:style-name="ce11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tles = 0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Donald Trump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Trump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Al Jazeera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----------- ORG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House of Representative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House of Representatives 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Reuter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Congress 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Sena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Democrat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Republican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Republicans 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Democrat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Democratic 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entities count = <text:s/>41</text:p>
          </table:table-cell>
          <table:table-cell office:value-type="string" table:style-name="ce1">
            <text:p>At 0.1 Threshold document</text:p>
          </table:table-cell>
          <table:table-cell table:style-name="ce1"/>
          <table:table-cell office:value-type="string" table:style-name="ce1">
            <text:p>Titles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float" office:value="0.34" table:style-name="ce1">
            <text:p>0.3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24" table:style-name="ce1">
            <text:p>0.2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35" table:style-name="ce1">
            <text:p>0.3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12" table:style-name="ce1">
            <text:p>0.12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TP</text:p>
          </table:table-cell>
          <table:table-cell office:value-type="float" office:value="0.33" table:style-name="ce1">
            <text:p>0.33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03" table:style-name="ce1">
            <text:p>0.03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 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13" table:style-name="ce1">
            <text:p>0.13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04" table:style-name="ce1">
            <text:p>0.04</text:p>
          </table:table-cell>
          <table:table-cell office:value-type="string" table:style-name="ce4">
            <text:p>FN</text:p>
          </table:table-cell>
          <table:table-cell office:value-type="string" table:style-name="ce4">
            <text:p>FN 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22" table:style-name="ce1">
            <text:p>0.22</text:p>
          </table:table-cell>
          <table:table-cell office:value-type="string" table:style-name="ce1">
            <text:p>TP</text:p>
          </table:table-cell>
          <table:table-cell office:value-type="string" table:style-name="ce4">
            <text:p>FN 00</text:p>
          </table:table-cell>
          <table:table-cell table:number-columns-repeated="16379"/>
        </table:table-row>
        <table:table-row table:number-rows-repeated="2" table:style-name="ro1">
          <table:table-cell/>
          <table:table-cell table:style-name="ce1"/>
          <table:table-cell office:value-type="float" office:value="0.11" table:style-name="ce1">
            <text:p>0.1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7.0000000000000007E-2" table:style-name="ce1">
            <text:p>0.07</text:p>
          </table:table-cell>
          <table:table-cell office:value-type="string" table:style-name="ce4">
            <text:p>FN</text:p>
          </table:table-cell>
          <table:table-cell office:value-type="string" table:style-name="ce1">
            <text:p><text:s/>TP 0.5</text:p>
          </table:table-cell>
          <table:table-cell table:number-columns-repeated="16379"/>
        </table:table-row>
        <table:table-row table:number-rows-repeated="2" table:style-name="ro1">
          <table:table-cell/>
          <table:table-cell table:style-name="ce1"/>
          <table:table-cell office:value-type="float" office:value="0.31" table:style-name="ce1">
            <text:p>0.3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28000000000000003" table:style-name="ce1">
            <text:p>0.28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office:value-type="string" table:style-name="ce4">
            <text:p>FN 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4000000000000001" table:style-name="ce1">
            <text:p>0.1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9" table:style-name="ce1">
            <text:p>0.09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0.25 FP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3" table:style-name="ce1">
            <text:p>0.03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4" table:style-name="ce1">
            <text:p>0.04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5" table:style-name="ce1">
            <text:p>0.05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number-rows-repeated="1047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Hallak, Hussam</dc:creator>
    <meta:creation-date>2020-10-05T09:07:29Z</meta:creation-date>
    <dc:date>2022-03-02T20:27:43Z</dc:date>
    <meta:editing-cycles>32</meta:editing-cycles>
    <meta:editing-duration>PT33529S</meta:editing-duration>
  </office:meta>
</office:document-meta>
</file>